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1a6" officeooo:paragraph-rsid="000191a6"/>
    </style:style>
    <style:style style:name="P2" style:family="paragraph" style:parent-style-name="Standard">
      <style:text-properties officeooo:rsid="00042aad" officeooo:paragraph-rsid="00042aad"/>
    </style:style>
    <style:style style:name="P3" style:family="paragraph" style:parent-style-name="Standard">
      <style:text-properties officeooo:paragraph-rsid="00042aad"/>
    </style:style>
    <style:style style:name="P4" style:family="paragraph" style:parent-style-name="Standard">
      <style:text-properties officeooo:rsid="00049ca5" officeooo:paragraph-rsid="00049ca5"/>
    </style:style>
    <style:style style:name="P5" style:family="paragraph" style:parent-style-name="Standard">
      <style:text-properties fo:font-weight="bold" officeooo:rsid="00049ca5" officeooo:paragraph-rsid="00049c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2aad" style:font-weight-asian="normal" style:font-weight-complex="normal"/>
    </style:style>
    <style:style style:name="T4" style:family="text">
      <style:text-properties fo:font-weight="normal" officeooo:rsid="00049ca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: “I am telling you it is this way”</text:p>
      <text:p text:style-name="P1"/>
      <text:p text:style-name="P1">SB: “The first time you said that was 11minutes and 43 seconds ago. It is my turn to lead”</text:p>
      <text:p text:style-name="P1"/>
      <text:p text:style-name="P1">TB “You have been leader the last 3.85 digs”</text:p>
      <text:p text:style-name="P1"/>
      <text:p text:style-name="P1">SB: “That is because my detector is not broken”</text:p>
      <text:p text:style-name="P1"/>
      <text:p text:style-name="P1">TB: “It is 3% more accurate”</text:p>
      <text:p text:style-name="P1"/>
      <text:p text:style-name="P1">SB: “YOUR DATA IS INVALID...”</text:p>
      <text:p text:style-name="P1"/>
      <text:p text:style-name="P1">SB: “It is 8% more accurate. I will pave the way to our victory”</text:p>
      <text:p text:style-name="P1"/>
      <text:p text:style-name="P1">TB: “We were lost for 86 hours after the first bracket closed”</text:p>
      <text:p text:style-name="P1"/>
      <text:p text:style-name="P1">SB: “...”</text:p>
      <text:p text:style-name="P1"/>
      <text:p text:style-name="P2">TB: “...”</text:p>
      <text:p text:style-name="P2"/>
      <text:p text:style-name="P2">TB: “I think we are getting close. Becareful of this hol”</text:p>
      <text:p text:style-name="P2"/>
      <text:p text:style-name="P2">SB: “&lt;silent faling&gt; <text:span text:style-name="T1">THUD</text:span></text:p>
      <text:p text:style-name="P2"><text:span text:style-name="T2"/></text:p>
      <text:p text:style-name="P2"><text:span text:style-name="T2">TB: “Sb, are you functional?”</text:span></text:p>
      <text:p text:style-name="P2"><text:span text:style-name="T2"/></text:p>
      <text:p text:style-name="P2"><text:span text:style-name="T2">SB: “….I am suffering 4 criticals errors”</text:span></text:p>
      <text:p text:style-name="P2"><text:span text:style-name="T2"/></text:p>
      <text:p text:style-name="P2"><text:span text:style-name="T2">TB: “Morning diagnostics revelead 6”</text:span></text:p>
      <text:p text:style-name="P2"><text:span text:style-name="T2"/></text:p>
      <text:p text:style-name="P3"><text:span text:style-name="T3">SB: “We must include falling down this hole in our training”</text:span></text:p>
      <text:p text:style-name="P3"><text:span text:style-name="T3"/></text:p>
      <text:p text:style-name="P2"><text:span text:style-name="T2">TB: “</text:span><text:span text:style-name="T4">Adding to evidence of benefits” &lt;Falls to floor&gt; THUD</text:span></text:p>
      <text:p text:style-name="P2"><text:span text:style-name="T4"/></text:p>
      <text:p text:style-name="P4"><text:span text:style-name="T2">TB: “… 5 Critical errors”</text:span></text:p>
      <text:p text:style-name="P4"><text:span text:style-name="T2"/></text:p>
      <text:p text:style-name="P4"><text:span text:style-name="T2">SB: “That is a net positive of 1 fix for the team. We will test again tomorrow”</text:span></text:p>
      <text:p text:style-name="P4"><text:span text:style-name="T2"/></text:p>
      <text:p text:style-name="P4"><text:span text:style-name="T2">TB: “Agreed. Shall we keep looking for ore?”</text:span></text:p>
      <text:p text:style-name="P4"><text:span text:style-name="T2"/></text:p>
      <text:p text:style-name="P4"><text:span text:style-name="T2">SB: “...”</text:span></text:p>
      <text:p text:style-name="P4"><text:span text:style-name="T2"/></text:p>
      <text:p text:style-name="P4"><text:span text:style-name="T2">TB: “...SB?”</text:span></text:p>
      <text:p text:style-name="P4"><text:span text:style-name="T2"/></text:p>
      <text:p text:style-name="P4"><text:span text:style-name="T2">SB “...”</text:span></text:p>
      <text:p text:style-name="P4"><text:span text:style-name="T2"/></text:p>
      <text:p text:style-name="P4"><text:span text:style-name="T2">TB: “Oh no, my mic has suffered undocumented damage. I cannot hear”</text:span></text:p>
      <text:p text:style-name="P4"><text:span text:style-name="T2"/></text:p>
      <text:p text:style-name="P4"><text:span text:style-name="T2">SB: “Do you see that?”</text:span></text:p>
      <text:p text:style-name="P4"><text:soft-page-break/><text:span text:style-name="T2">TB: “Scanning. Yes, I see that”</text:span></text:p>
      <text:p text:style-name="P4"><text:span text:style-name="T2"/></text:p>
      <text:p text:style-name="P4"><text:span text:style-name="T2">SB: “I am approaching”</text:span></text:p>
      <text:p text:style-name="P4"><text:span text:style-name="T2"/></text:p>
      <text:p text:style-name="P4"><text:span text:style-name="T2">TB: “Standing by”</text:span></text:p>
      <text:p text:style-name="P4"><text:span text:style-name="T2"/></text:p>
      <text:p text:style-name="P4"><text:span text:style-name="T2">SB: “*thonk*”… it is dead”</text:span></text:p>
      <text:p text:style-name="P4"><text:span text:style-name="T2"/></text:p>
      <text:p text:style-name="P4"><text:span text:style-name="T2">TB: “Double check”</text:span></text:p>
      <text:p text:style-name="P4"><text:span text:style-name="T2"/></text:p>
      <text:p text:style-name="P4"><text:span text:style-name="T2">SB: “thonk thonk thonk:</text:span></text:p>
      <text:p text:style-name="P4"><text:span text:style-name="T2"/></text:p>
      <text:p text:style-name="P5">TURNS ON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8-14T23:09:08.168000000</dc:date>
    <meta:editing-duration>PT11M57S</meta:editing-duration>
    <meta:editing-cycles>2</meta:editing-cycles>
    <meta:document-statistic meta:table-count="0" meta:image-count="0" meta:object-count="0" meta:page-count="2" meta:paragraph-count="32" meta:word-count="220" meta:character-count="1136" meta:non-whitespace-character-count="948"/>
  </office:meta>
</office:document-meta>
</file>